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37cm"/>
    </style:style>
    <style:style style:name="gr5" style:family="graphic" style:parent-style-name="standard">
      <style:graphic-properties svg:stroke-width="0.02cm" draw:marker-start-width="0.23cm" draw:marker-end="Arrow" draw:marker-end-width="0.25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072cm" svg:height="1.381cm" draw:transform="rotate (-0.305956217875735) translate (3.816cm 0.259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4.5cm" svg:height="1.25cm" svg:x="0.1cm" svg:y="0.1cm">
          <draw:text-box>
            <text:p text:style-name="P2"><text:span text:style-name="T1">現実の物体</text:span></text:p>
          </draw:text-box>
        </draw:frame>
        <draw:custom-shape draw:style-name="gr3" draw:text-style-name="P1" draw:layer="layout" svg:width="0.373cm" svg:height="0.374cm" svg:x="2.744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167cm" svg:height="0.987cm" svg:x="1.9cm" svg:y="3.9cm">
          <draw:text-box>
            <text:p text:style-name="P2"><text:span text:style-name="T1">質点</text:span></text:p>
          </draw:text-box>
        </draw:frame>
        <draw:custom-shape draw:style-name="gr3" draw:text-style-name="P1" draw:layer="layout" svg:width="0.201cm" svg:height="0.201cm" svg:x="5.89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5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19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8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49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1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79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4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7.099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7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7.3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7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69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3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99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6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299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9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59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2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89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5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7.19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6.8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7.3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1cm" svg:height="0.201cm" svg:x="5.4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9cm" svg:y1="2.1cm" svg:x2="3.329cm" svg:y2="3.081cm">
          <text:p/>
        </draw:line>
        <draw:line draw:style-name="gr5" draw:text-style-name="P1" draw:layer="layout" svg:x1="4.701cm" svg:y1="2.101cm" svg:x2="5.23cm" svg:y2="3.082cm">
          <text:p/>
        </draw:line>
        <draw:frame draw:style-name="gr4" draw:text-style-name="P3" draw:layer="layout" svg:width="3.368cm" svg:height="0.987cm" svg:x="1.8cm" svg:y="2.201cm">
          <draw:text-box>
            <text:p text:style-name="P3"><text:span text:style-name="T2">モデル</text:span></text:p>
          </draw:text-box>
        </draw:frame>
        <draw:frame draw:style-name="gr4" draw:text-style-name="P3" draw:layer="layout" svg:width="3.368cm" svg:height="0.987cm" svg:x="5cm" svg:y="2.202cm">
          <draw:text-box>
            <text:p text:style-name="P3"><text:span text:style-name="T2">モデル</text:span></text:p>
          </draw:text-box>
        </draw:frame>
        <draw:frame draw:style-name="gr4" draw:text-style-name="P2" draw:layer="layout" svg:width="3.099cm" svg:height="0.987cm" svg:x="4.801cm" svg:y="4.801cm">
          <draw:text-box>
            <text:p text:style-name="P2"><text:span text:style-name="T1">質点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3-20T09:58:36</dc:date>
    <meta:editing-cycles>27</meta:editing-cycles>
    <meta:editing-duration>PT6H54M19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